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T1" style:family="text">
      <style:text-properties fo:language="en" fo:country="US" style:language-asian="ja" style:country-asian="JP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2" draw:layer="layout" svg:width="2.636cm" svg:height="1.277cm" svg:x="11.612cm" svg:y="8.255cm">
          <text:list text:style-name="L1">
            <text:list-header>
              <text:p text:style-name="P1"><text:span text:style-name="T1">テスト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明朝'" style:font-pitch-asian="variable" style:font-size-asian="12pt" style:font-style-asian="normal" style:font-weight-asian="normal" style:font-family-complex="'ＭＳ Ｐ明朝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graphic-properties>
        <text:list-style style:name="標準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標準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 style:language-asian="ja" style:country-asian="JP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1.59cm" svg:height="3.985cm" svg:x="1.905cm" svg:y="1.288cm" presentation:class="title" presentation:placeholder="true">
        <draw:text-box/>
      </draw:frame>
      <draw:frame presentation:style-name="標準-outline1" draw:layer="backgroundobjects" svg:width="21.59cm" svg:height="11.43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1"><text:page-number>&lt;番号&gt;</text:page-number></text:span></text:p>
            </text:list-header>
          </text:list>
        </draw:text-box>
      </draw:frame>
      <presentation:notes style:page-layout-name="PM0">
        <draw:page-thumbnail presentation:style-name="標準-title" draw:layer="backgroundobjects" svg:width="0cm" svg:height="0cm" svg:x="0cm" svg:y="1.93cm" presentation:class="page"/>
        <draw:frame presentation:style-name="標準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プレゼンテーション</dc:title>
    <meta:initial-creator>Shinsuke Sugaya</meta:initial-creator>
    <meta:creation-date>2009-06-27T06:44:55</meta:creation-date>
    <dc:creator>Shinsuke Sugaya</dc:creator>
    <dc:date>2009-06-27T06:45:37</dc:date>
    <meta:editing-cycles>1</meta:editing-cycles>
    <meta:editing-duration>PT42S</meta:editing-duration>
    <meta:document-statistic meta:object-count="20"/>
    <meta:generator>LibreOffice/3.3$Unix LibreOffice_project/330m19$Build-401</meta:generator>
  </office:meta>
</office:document-meta>
</file>